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2dfa4" officeooo:paragraph-rsid="0012dfa4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Caption">
      <style:text-properties officeooo:rsid="0012dfa4" officeooo:paragraph-rsid="0012dfa4"/>
    </style:style>
    <style:style style:name="P5" style:family="paragraph" style:parent-style-name="Table_20_Contents">
      <style:text-properties officeooo:rsid="00164262" officeooo:paragraph-rsid="00164262"/>
    </style:style>
    <style:style style:name="P6" style:family="paragraph" style:parent-style-name="Table_20_Contents" style:list-style-name="L1"/>
    <style:style style:name="P7" style:family="paragraph" style:parent-style-name="Azione_20_sistema">
      <style:text-properties officeooo:rsid="00164262"/>
    </style:style>
    <style:style style:name="P8" style:family="paragraph" style:parent-style-name="Azione_20_sistema">
      <style:paragraph-properties fo:margin-left="2.787cm" fo:margin-right="0.009cm" fo:text-indent="-0.265cm" style:auto-text-indent="false">
        <style:tab-stops>
          <style:tab-stop style:position="0.55cm"/>
        </style:tab-stops>
      </style:paragraph-properties>
    </style:style>
    <style:style style:name="T1" style:family="text">
      <style:text-properties officeooo:rsid="0012dfa4"/>
    </style:style>
    <style:style style:name="T2" style:family="text">
      <style:text-properties officeooo:rsid="0019dbc7"/>
    </style:style>
    <style:style style:name="T3" style:family="text">
      <style:text-properties officeooo:rsid="00135375"/>
    </style:style>
    <style:style style:name="T4" style:family="text">
      <style:text-properties officeooo:rsid="00164262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1">Tirocinante</text:span> visualizza <text:span text:style-name="T3">scheda personal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Tirocinant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Autenticazione effettuata con successo <text:span text:style-name="T2">come </text:span><text:span text:style-name="T1">Tirocinant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398970" text:style-name="Numerazione_20_UC">
              <text:list-item text:start-value="1">
                <text:p text:style-name="Azione_20_attore"><text:span text:style-name="T4">Il </text:span><text:span text:style-name="T1">Tirocinante</text:span> accede alla sua pagina personale <text:span text:style-name="T4">e seleziona la funzionalità</text:span><text:span text:style-name="T1"> “</text:span><text:span text:style-name="T4">Visualizza dati personali”</text:span></text:p>
                <text:p text:style-name="P7"/>
              </text:list-item>
              <text:list-item>
                <text:p text:style-name="P8">Il sistema mostra <text:span text:style-name="T4">nella pagina i dati del tirocinante</text:span><text:span text:style-name="T1">: </text:span><text:span text:style-name="T4">dati anagrafici, recapito telefonico, tutor esterno ed interno, matricola, corso di laurea, ore di lavoro, giorni disponibili e stato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Il sistema mostra la scheda personale al tirocinante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397434" text:style-name="L1">
              <text:list-item>
                <text:p text:style-name="P6">Casi eccezionali e punti di estensione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sistema deve visualizzare <text:span text:style-name="T4">i dati</text:span> entro 20 secondi dalla richiesta.</text:p>
            <text:p text:style-name="Table_20_Contents">Il sistema deve visualizzare il messaggio di errore entro 20 secondi dalla conferma delle modifiche.</text:p>
          </table:table-cell>
        </table:table-row>
      </table:table>
      <text:p text:style-name="P4">UC_M_36_Tirocinante visualizza <text:span text:style-name="T3">scheda person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3T09:51:39.94</meta:creation-date>
    <meta:editing-duration>PT5S</meta:editing-duration>
    <meta:editing-cycles>7</meta:editing-cycles>
    <meta:generator>LibreOffice/3.6$Windows_x86 LibreOffice_project/da8c1e6-fd468f4-454e206-f42a4a9-143cfd</meta:generator>
    <dc:date>2012-11-23T20:27:51.06</dc:date>
    <dc:creator>Mariella </dc:creator>
    <meta:document-statistic meta:table-count="1" meta:image-count="0" meta:object-count="0" meta:page-count="1" meta:paragraph-count="19" meta:word-count="119" meta:character-count="845" meta:non-whitespace-character-count="748"/>
  </office:meta>
</office:document-meta>
</file>